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ucida Console" svg:font-family="'Lucida Console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03275e" officeooo:paragraph-rsid="0003275e"/>
    </style:style>
    <style:style style:name="P2" style:family="paragraph" style:parent-style-name="Text_20_body">
      <style:text-properties officeooo:rsid="0003275e" officeooo:paragraph-rsid="000327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zessqualität</text:h>
      <text:p text:style-name="P2">Prozessqualität ist die Qualität der Herstellungsprozesse für ein Produkt, also das Wie eines Prozesses im Gegensatz zur Produktqualität.</text:p>
      <text:p text:style-name="P2">Prozesse sollen immer beherrscht sein, also in immer gleich guter Qualität und ohne Störungen ablaufen, und die Ergebnisse den Forderungen entsprechen.</text:p>
      <text:p text:style-name="P2">Als Kennzahl dient die Erstausbeute, also der Anteil der Produkte, <text:s/>die bereits im ersten Prozessdurchlauf fehlerfrei sind und damit keine Fehlerkosten verursache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ucida Console" svg:font-family="'Lucida Console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ucida Console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ucida Console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ucida Console" fo:font-family="'Lucida Console'" style:font-pitch="fixed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ucida Console" fo:font-family="'Lucida Console'" style:font-pitch="fixed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ucida Console" fo:font-family="'Lucida Console'" style:font-pitch="fixed"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4T00:27:04.070000000</meta:creation-date>
    <dc:date>2021-02-04T00:32:49.247000000</dc:date>
    <meta:editing-duration>PT5M45S</meta:editing-duration>
    <meta:editing-cycles>1</meta:editing-cycles>
    <meta:document-statistic meta:table-count="0" meta:image-count="0" meta:object-count="0" meta:page-count="1" meta:paragraph-count="4" meta:word-count="62" meta:character-count="467" meta:non-whitespace-character-count="408"/>
    <meta:generator>LibreOffice/6.4.1.2$Windows_X86_64 LibreOffice_project/4d224e95b98b138af42a64d84056446d09082932</meta:generator>
  </office:meta>
</office:document-meta>
</file>